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4</mn>
              </mtd>
            </mtr>
          </mtable>
        </mrow>
        <mo fence="true" form="postfix" stretchy="true">]</mo>
      </mrow>
    </mrow>
    <annotation encoding="StarMath 5.0">A = left [ matrix{1#2##2#4}  right ]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drawan Lisanto</meta:initial-creator>
    <meta:creation-date>2025-04-24T04:13:55.279007495</meta:creation-date>
    <dc:date>2025-04-24T04:38:44.879026754</dc:date>
    <dc:creator>Indrawan Lisanto</dc:creator>
    <meta:editing-duration>PT2M32S</meta:editing-duration>
    <meta:editing-cycles>1</meta:editing-cycles>
    <meta:generator>LibreOffice/25.2.2.2$Linux_X86_64 LibreOffice_project/520$Build-2</meta:generator>
  </office:meta>
</office:document-meta>
</file>